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5.9493in" style:rel-column-width="58251*"/>
    </style:style>
    <style:style style:name="Table1.B" style:family="table-column">
      <style:table-column-properties style:column-width="0.7438in" style:rel-column-width="7284*"/>
    </style:style>
    <style:style style:name="Table1.A1" style:family="table-cell">
      <style:table-cell-properties style:vertical-align="middle" fo:padding="0.0382in" fo:border="none"/>
    </style:style>
    <style:style style:name="P1" style:family="paragraph" style:parent-style-name="Standard">
      <style:text-properties officeooo:rsid="00143fb2" officeooo:paragraph-rsid="00143fb2"/>
    </style:style>
    <style:style style:name="P2" style:family="paragraph" style:parent-style-name="Standard">
      <style:text-properties officeooo:rsid="001457f3" officeooo:paragraph-rsid="001457f3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Memory optimization</text:p>
      <text:p text:style-name="P1"/>
      <text:p text:style-name="P1"/>
      <text:p text:style-name="P2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"><draw:frame draw:style-name="fr1" draw:name="Object1" text:anchor-type="as-char" svg:y="-0.1484in" svg:width="1.822in" svg:height="0.1846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1.A1" office:value-type="string">
              <text:p text:style-name="P4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class="extra"/>
    <style:style style:name="Formula" style:family="graphic">
      <style:graphic-properties text:anchor-type="as-char" svg:y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3:53:54.598921758</meta:creation-date>
    <dc:date>2017-04-29T14:00:23.172636823</dc:date>
    <meta:editing-duration>PT6M28S</meta:editing-duration>
    <meta:editing-cycles>4</meta:editing-cycles>
    <meta:generator>LibreOffice/5.1.6.2$Linux_X86_64 LibreOffice_project/10m0$Build-2</meta:generator>
    <meta:document-statistic meta:table-count="1" meta:image-count="0" meta:object-count="1" meta:page-count="1" meta:paragraph-count="3" meta:word-count="3" meta:character-count="22" meta:non-whitespace-character-count="21"/>
  </office:meta>
</office:document-meta>
</file>

<file path=Object 1/content.xml><?xml version="1.0" encoding="utf-8"?>
<math xmlns="http://www.w3.org/1998/Math/MathML" display="block">
  <semantics>
    <mrow>
      <mi>H</mi>
      <mo stretchy="false">=</mo>
      <mrow>
        <msub>
          <mi>h</mi>
          <mo stretchy="false">↑</mo>
        </msub>
        <mo stretchy="false">⊕</mo>
        <msub>
          <mi>h</mi>
          <mo stretchy="false">↓</mo>
        </msub>
      </mrow>
      <mo stretchy="false">=</mo>
      <mrow>
        <mrow>
          <msub>
            <mi>h</mi>
            <mo stretchy="false">↑</mo>
          </msub>
          <mo stretchy="false">⊗</mo>
          <mn>1</mn>
        </mrow>
        <mo stretchy="false">+</mo>
        <mrow>
          <mn>1</mn>
          <mo stretchy="false">⊗</mo>
          <msub>
            <mi>h</mi>
            <mo stretchy="false">↓</mo>
          </msub>
        </mrow>
      </mrow>
    </mrow>
    <annotation encoding="StarMath 5.0">H=h_uparrow oplus h_downarrow=h_uparrow otimes 1 + 1 otimes h_downarrow</annotation>
  </semantics>
</math>
</file>